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edcf" officeooo:paragraph-rsid="0003edcf"/>
    </style:style>
    <style:style style:name="T1" style:family="text">
      <style:text-properties officeooo:rsid="00058c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r<text:span text:style-name="T1">st</text:span> fil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6T10:27:58.880713558</meta:creation-date>
    <dc:date>2021-07-16T10:43:43.204702551</dc:date>
    <meta:editing-duration>PT1M38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" meta:word-count="2" meta:character-count="10" meta:non-whitespace-character-count="9"/>
  </office:meta>
</office:document-meta>
</file>